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DLCOM and its setup in XILINX</text:p>
      <text:p text:style-name="Standard"/>
      <text:p text:style-name="P1">File setup</text:p>
      <text:list xml:id="list1134851014" text:style-name="L1">
        <text:list-item>
          <text:p text:style-name="P2">Files are available in fpgasvn/dev/design/NDLCom/trunk/basic</text:p>
        </text:list-item>
        <text:list-item>
          <text:p text:style-name="P2">create a new project in xilinx , with the name NDLCom echo</text:p>
        </text:list-item>
        <text:list-item>
          <text:p text:style-name="P2">Add all the files from “Add source”</text:p>
        </text:list-item>
        <text:list-item>
          <text:p text:style-name="P2">Search for the files which are missing and add them</text:p>
        </text:list-item>
        <text:list-item>
          <text:p text:style-name="P2">Ad libraires like zynq, encode, decode, spartan6 ( used only with spartan 6 fpga, but still added) , <text:span text:style-name="T1">ONLY</text:span> by creating new libraries</text:p>
        </text:list-item>
        <text:list-item>
          <text:p text:style-name="P2">libraries can be created in libraries tab &gt;&gt; right click &gt;&gt; NEW VHDL Library, and then give the correct name and add the files from the directory.</text:p>
        </text:list-item>
        <text:list-item>
          <text:p text:style-name="P2">Deviceclasses and Device packages <text:span text:style-name="T1">SHOULD BE</text:span> added from common gui. Path is istruct&gt;&gt;lib&gt;&gt;Robotconfig&gt;&gt;vhdl. Add both the files.</text:p>
          <text:p text:style-name="P2"/>
          <text:p text:style-name="P2"><text:s/></text:p>
        </text:list-item>
      </text:list>
      <text:p text:style-name="Standard"><text:span text:style-name="T2">Explanation</text:span> </text:p>
      <text:p text:style-name="Standard"><text:s/></text:p>
      <text:p text:style-name="Standard">NDLCom Basic Consists of instantiates five designs</text:p>
      <text:p text:style-name="Standard"/>
      <text:p text:style-name="Standard"><text:span text:style-name="T1">rtc_mod : Real time clock module </text:span>for an internal time in us. </text:p>
      <text:p text:style-name="Standard"/>
      <text:p text:style-name="Standard">NDLCom wrapper : NDLCom wrapper which handles the communication via NDLCom</text:p>
      <text:p text:style-name="Standard"/>
      <text:p text:style-name="Standard"><text:span text:style-name="T1">simple_spiprom_interface : </text:span>This module allows page read/write and sector erase at an <text:s/>SPI EEPROM in 1bit mode</text:p>
      <text:p text:style-name="Standard"/>
      <text:p text:style-name="Standard"><text:span text:style-name="T1">register_access</text:span> : This module provides the register access functionality that comes with the NDLCom framework (read/write register). It also provides a prom-connection to read/write prom registers from/to it.</text:p>
      <text:p text:style-name="Standard"/>
      <text:p text:style-name="P1">InSystemProgramming modul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1:27:09</meta:creation-date>
    <dc:date>2015-03-18T11:41:52</dc:date>
    <meta:editing-duration>P1DT33M33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8" meta:word-count="196" meta:character-count="1201" meta:non-whitespace-character-count="1023"/>
  </office:meta>
</office:document-meta>
</file>